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2" style:family="paragraph" style:parent-style-name="Standard">
      <style:text-properties style:font-name="TH Sarabun New" fo:font-size="16pt" fo:font-weight="bold" officeooo:rsid="00108f12" officeooo:paragraph-rsid="00108f12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0a0748" officeooo:paragraph-rsid="00108f12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bold" officeooo:rsid="000a5b3c" officeooo:paragraph-rsid="00108f12" style:font-name-asian="DejaVu Sans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6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7" style:family="paragraph" style:parent-style-name="Standard">
      <style:text-properties fo:font-weight="bold" officeooo:rsid="000a5b3c" officeooo:paragraph-rsid="00108f12" style:font-weight-asian="bold" style:font-name-complex="TH Sarabun New" style:font-weight-complex="bold"/>
    </style:style>
    <style:style style:name="P8" style:family="paragraph" style:parent-style-name="Standard">
      <style:text-properties officeooo:rsid="000a5b3c" officeooo:paragraph-rsid="00108f12"/>
    </style:style>
    <style:style style:name="P9" style:family="paragraph" style:parent-style-name="Table_20_Contents">
      <style:text-properties fo:font-size="16pt" officeooo:rsid="000a5b3c" officeooo:paragraph-rsid="00108f12" style:font-size-asian="16pt" style:font-name-complex="TH Sarabun New" style:font-size-complex="16pt"/>
    </style:style>
    <style:style style:name="P10" style:family="paragraph" style:parent-style-name="Table_20_Contents">
      <style:text-properties style:font-name="Droid Sans Mono" fo:font-size="10pt" officeooo:rsid="00108f12" officeooo:paragraph-rsid="00108f12" style:font-size-asian="10pt" style:font-size-complex="10pt"/>
    </style:style>
    <style:style style:name="P11" style:family="paragraph" style:parent-style-name="Standard" style:list-style-name="L1">
      <style:text-properties officeooo:paragraph-rsid="00108f12"/>
    </style:style>
    <style:style style:name="P12" style:family="paragraph" style:parent-style-name="Standard" style:list-style-name="L1">
      <style:text-properties officeooo:rsid="000a5b3c" officeooo:paragraph-rsid="00108f12" style:font-name-complex="TH Sarabun New"/>
    </style:style>
    <style:style style:name="P13" style:family="paragraph" style:parent-style-name="Standard" style:list-style-name="L1">
      <style:text-properties style:font-name="TH Sarabun New" fo:font-size="16pt" fo:font-weight="normal" officeooo:rsid="00108f12" officeooo:paragraph-rsid="00108f12" style:font-name-asian="DejaVu Sans" style:font-size-asian="16pt" style:font-weight-asian="normal" style:font-name-complex="TH Sarabun New" style:font-size-complex="16pt" style:font-weight-complex="normal"/>
    </style:style>
    <style:style style:name="P14" style:family="paragraph" style:parent-style-name="Standard">
      <style:text-properties officeooo:rsid="000a5b3c" officeooo:paragraph-rsid="00108f12"/>
    </style:style>
    <style:style style:name="T1" style:family="text">
      <style:text-properties fo:font-weight="normal" officeooo:rsid="00108f12" style:font-weight-asian="normal" style:font-weight-complex="normal"/>
    </style:style>
    <style:style style:name="T2" style:family="text">
      <style:text-properties fo:font-weight="normal" officeooo:rsid="00113cf2" style:font-weight-asian="normal" style:font-weight-complex="normal"/>
    </style:style>
    <style:style style:name="T3" style:family="text">
      <style:text-properties officeooo:rsid="00108f12"/>
    </style:style>
    <style:style style:name="T4" style:family="text">
      <style:text-properties style:font-name="TH Sarabun New" fo:font-size="16pt" fo:font-weight="normal" officeooo:rsid="000a0748" style:font-size-asian="16pt" style:font-weight-asian="normal" style:font-name-complex="TH Sarabun New" style:font-size-complex="16pt" style:font-weight-complex="normal"/>
    </style:style>
    <style:style style:name="T5" style:family="text">
      <style:text-properties style:font-name="TH Sarabun New" fo:font-size="16pt" fo:font-weight="normal" officeooo:rsid="00108f12" style:font-size-asian="16pt" style:font-weight-asian="normal" style:font-name-complex="TH Sarabun New" style:font-size-complex="16pt" style:font-weight-complex="normal"/>
    </style:style>
    <style:style style:name="T6" style:family="text">
      <style:text-properties style:font-name="TH Sarabun New" fo:font-size="16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7" style:family="text">
      <style:text-properties style:font-name="TH Sarabun New" fo:font-size="16pt" fo:font-weight="normal" style:font-name-asian="DejaVu Sans" style:font-size-asian="16pt" style:font-weight-asian="normal" style:font-size-complex="16pt" style:font-weight-complex="normal"/>
    </style:style>
    <style:style style:name="T8" style:family="text">
      <style:text-properties style:font-name="TH Sarabun New" fo:font-size="16pt" fo:font-weight="normal" officeooo:rsid="00108f12" style:font-name-asian="DejaVu Sans" style:font-size-asian="16pt" style:font-weight-asian="normal" style:font-size-complex="16pt" style:font-weight-complex="normal"/>
    </style:style>
    <style:style style:name="T9" style:family="text">
      <style:text-properties style:font-name="TH Sarabun New" fo:font-size="16pt" fo:font-weight="normal" style:font-name-asian="DejaVu Sans" style:font-size-asian="16pt" style:font-weight-asian="normal" style:font-name-complex="TH Sarabun New" style:font-size-complex="16pt" style:font-weight-complex="normal"/>
    </style:style>
    <style:style style:name="T10" style:family="text">
      <style:text-properties style:font-name="TH Sarabun New" fo:font-size="16pt" fo:font-weight="normal" officeooo:rsid="000afca3" style:font-name-asian="DejaVu Sans" style:font-size-asian="16pt" style:font-weight-asian="normal" style:font-name-complex="TH Sarabun New" style:font-size-complex="16pt" style:font-weight-complex="normal"/>
    </style:style>
    <style:style style:name="T11" style:family="text">
      <style:text-properties style:font-name="TH Sarabun New" fo:font-size="16pt" fo:font-weight="normal" officeooo:rsid="00108f12" style:font-name-asian="DejaVu Sans" style:font-size-asian="16pt" style:font-weight-asian="normal" style:font-name-complex="TH Sarabun New" style:font-size-complex="16pt" style:font-weight-complex="normal"/>
    </style:style>
    <style:style style:name="T12" style:family="text">
      <style:text-properties style:font-name="TH Sarabun New" fo:font-size="16pt" fo:font-weight="normal" officeooo:rsid="00123b39" style:font-name-asian="DejaVu Sans" style:font-size-asian="16pt" style:font-weight-asian="normal" style:font-name-complex="TH Sarabun New" style:font-size-complex="16pt" style:font-weight-complex="normal"/>
    </style:style>
    <style:style style:name="T13" style:family="text">
      <style:text-properties style:font-name="Droid Sans" fo:font-size="12pt" fo:font-weight="normal" officeooo:rsid="000a0748" style:font-name-asian="DejaVu Sans" style:font-size-asian="16pt" style:font-weight-asian="normal" style:font-name-complex="DejaVu Sans" style:font-size-complex="16pt" style:font-weight-complex="normal"/>
    </style:style>
    <style:style style:name="T14" style:family="text">
      <style:text-properties style:font-name="Droid Sans" fo:font-size="12pt" fo:font-weight="normal" officeooo:rsid="00108f12" style:font-name-asian="DejaVu Sans" style:font-size-asian="16pt" style:font-weight-asian="normal" style:font-name-complex="DejaVu Sans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section</text:p>
      <text:p text:style-name="P5"><text:tab/><text:span text:style-name="T3">จงเขียนโปรแกรมสำหรับคำนวณ intersection ของ vector&lt;int&gt; จำนวนสองตัว โดยรับ vector&lt;int&gt; ดังกล่าวจาก keyboard และแสดง <text:s/>ข้อมูลที่ปรากฎอยู่ในทั้ง vector&lt;int&gt; ทั้งสองตัว โดยให้แสดงข้อมูลเรียงจากน้อยไปมาก และไม่แสดงข้อมูลซ้ำ </text:span></text:p>
      <text:p text:style-name="P1">ข้อบังคับ</text:p>
      <text:p text:style-name="P1"><text:tab/><text:span text:style-name="T1">ห้ามใช้โครงสร้างข้อมูลอื่นใดนอกจาก </text:span><text:span text:style-name="T2">std</text:span><text:span text:style-name="T1">::vector และห้ามใช้คำสั่ง set_intersection ของ STL แต่สามารถใช้ function sort ของ STL ได้</text:span></text:p>
      <text:p text:style-name="P6"/>
      <text:p text:style-name="P3">ข้อมูลนำเข้า</text:p>
      <text:list xml:id="list6390132323114422994" text:style-name="L1">
        <text:list-item>
          <text:p text:style-name="P11"><text:span text:style-name="T4">บรรทัดแรกม่ีตัวเลขจำนวนเต็ม N </text:span><text:span text:style-name="T5">และ M ซึ่งระบุจำนวนของข้อมูลใน vectorทั้งสอง </text:span><text:span text:style-name="T4"><text:s/>โดยที่ 1 </text:span><text:span text:style-name="T13">≤ N,</text:span><text:span text:style-name="T14">M</text:span><text:span text:style-name="T13"> ≤ </text:span><text:span text:style-name="T6">5,000 </text:span></text:p>
        </text:list-item>
        <text:list-item>
          <text:p text:style-name="P12"><text:span text:style-name="T8">บรรทัดที่สองมีตัวเลขจำนวนเต็มจำนวน </text:span><text:span text:style-name="T7">N </text:span><text:span text:style-name="T8">ตัว ซึ่งเป็นข้อมูลของ vector แรก</text:span></text:p>
        </text:list-item>
        <text:list-item>
          <text:p text:style-name="P13">บรรทัดที่สามมีตัวเลขจำนวนเต็มจำนวน M ตัว ซึ่งเป็นข้อมูลของ vector ที่สอง</text:p>
        </text:list-item>
      </text:list>
      <text:p text:style-name="P7"/>
      <text:p text:style-name="P4">ข้อมูลส่งออก</text:p>
      <text:p text:style-name="P8"><text:span text:style-name="T9"><text:tab/>มีหนึ่งบรรทัดซึ่ง</text:span><text:span text:style-name="T11">ประกอบด้วยตัวเลขที่ปรากฎในทั้ง vector แรก และ vector ที่สอง โดยแสดงข้อมูลเรียงตามลำดับจาก</text:span><text:span text:style-name="T12">น้อย</text:span><text:span text:style-name="T11">ไป</text:span><text:span text:style-name="T12">มาก</text:span></text:p>
      <text:p text:style-name="P8"><text:span text:style-name="T11"/></text:p>
      <text:p text:style-name="P4">ตัวอย่าง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ข้อมูลนำเข้า</text:p>
          </table:table-cell>
          <table:table-cell table:style-name="Table1.B1" office:value-type="string">
            <text:p text:style-name="P9">ข้อมูลส่งออก</text:p>
          </table:table-cell>
        </table:table-row>
        <table:table-row>
          <table:table-cell table:style-name="Table1.A2" office:value-type="string">
            <text:p text:style-name="P10">4 4</text:p>
            <text:p text:style-name="P10">4 1 3 2</text:p>
            <text:p text:style-name="P10">5 4 2 9</text:p>
          </table:table-cell>
          <table:table-cell table:style-name="Table1.B2" office:value-type="string">
            <text:p text:style-name="P10">2 4</text:p>
          </table:table-cell>
        </table:table-row>
        <table:table-row>
          <table:table-cell table:style-name="Table1.A2" office:value-type="string">
            <text:p text:style-name="P10">4 2</text:p>
            <text:p text:style-name="P10">1 2 3 4</text:p>
            <text:p text:style-name="P10">1 1</text:p>
          </table:table-cell>
          <table:table-cell table:style-name="Table1.B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4 2</text:p>
            <text:p text:style-name="P10">1 1 3 4</text:p>
            <text:p text:style-name="P10">1 1</text:p>
          </table:table-cell>
          <table:table-cell table:style-name="Table1.B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3 5</text:p>
            <text:p text:style-name="P10">1 2 3</text:p>
            <text:p text:style-name="P10">20 30 50 6 7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4 4</text:p>
            <text:p text:style-name="P10">2 2 3 3</text:p>
            <text:p text:style-name="P10">3 2 2 3</text:p>
          </table:table-cell>
          <table:table-cell table:style-name="Table1.B2" office:value-type="string">
            <text:p text:style-name="P10">2 3</text:p>
          </table:table-cell>
        </table:table-row>
        <table:table-row>
          <table:table-cell table:style-name="Table1.A2" office:value-type="string">
            <text:p text:style-name="P10">2 2</text:p>
            <text:p text:style-name="P10">100 50</text:p>
            <text:p text:style-name="P10">50 100</text:p>
          </table:table-cell>
          <table:table-cell table:style-name="Table1.B2" office:value-type="string">
            <text:p text:style-name="P10">50 10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padding="0.051cm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07cm" fo:margin-bottom="1.6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16T13:21:55.538426123</dc:date>
    <meta:editing-duration>PT13H52M10S</meta:editing-duration>
    <meta:editing-cycles>12</meta:editing-cycles>
    <meta:generator>LibreOffice/4.3.5.2.0$Linux_X86_64 LibreOffice_project/430m0$Build-2</meta:generator>
    <meta:document-statistic meta:table-count="1" meta:image-count="0" meta:object-count="0" meta:page-count="1" meta:paragraph-count="36" meta:word-count="539" meta:character-count="762" meta:non-whitespace-character-count="680"/>
  </office:meta>
</office:document-meta>
</file>